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118.06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191.71pt"/>
    </style:style>
    <style:style style:name="co6" style:family="table-column">
      <style:table-column-properties fo:break-before="auto" style:column-width="228.5pt"/>
    </style:style>
    <style:style style:name="co7" style:family="table-column">
      <style:table-column-properties fo:break-before="auto" style:column-width="174.36pt"/>
    </style:style>
    <style:style style:name="co8" style:family="table-column">
      <style:table-column-properties fo:break-before="auto" style:column-width="115.31pt"/>
    </style:style>
    <style:style style:name="co9" style:family="table-column">
      <style:table-column-properties fo:break-before="auto" style:column-width="186.8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6.65pt"/>
    </style:style>
    <style:style style:name="co12" style:family="table-column">
      <style:table-column-properties fo:break-before="auto" style:column-width="288.91pt"/>
    </style:style>
    <style:style style:name="co13" style:family="table-column">
      <style:table-column-properties fo:break-before="auto" style:column-width="86.85pt"/>
    </style:style>
    <style:style style:name="co14" style:family="table-column">
      <style:table-column-properties fo:break-before="auto" style:column-width="86.09pt"/>
    </style:style>
    <style:style style:name="co15" style:family="table-column">
      <style:table-column-properties fo:break-before="auto" style:column-width="81.24pt"/>
    </style:style>
    <style:style style:name="co16" style:family="table-column">
      <style:table-column-properties fo:break-before="auto" style:column-width="149.36pt"/>
    </style:style>
    <style:style style:name="co17" style:family="table-column">
      <style:table-column-properties fo:break-before="auto" style:column-width="157.66pt"/>
    </style:style>
    <style:style style:name="co18" style:family="table-column">
      <style:table-column-properties fo:break-before="auto" style:column-width="104.14pt"/>
    </style:style>
    <style:style style:name="co19" style:family="table-column">
      <style:table-column-properties fo:break-before="auto" style:column-width="151.4pt"/>
    </style:style>
    <style:style style:name="co20" style:family="table-column">
      <style:table-column-properties fo:break-before="auto" style:column-width="200.01pt"/>
    </style:style>
    <style:style style:name="co21" style:family="table-column">
      <style:table-column-properties fo:break-before="auto" style:column-width="165.29pt"/>
    </style:style>
    <style:style style:name="ro1" style:family="table-row">
      <style:table-row-properties style:row-height="56.24pt" fo:break-before="auto" style:use-optimal-row-height="fals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9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41.24pt" fo:break-before="auto" style:use-optimal-row-height="false"/>
    </style:style>
    <style:style style:name="ro7" style:family="table-row">
      <style:table-row-properties style:row-height="132.01pt" fo:break-before="auto" style:use-optimal-row-height="false"/>
    </style:style>
    <style:style style:name="ro8" style:family="table-row">
      <style:table-row-properties style:row-height="148.51pt" fo:break-before="auto" style:use-optimal-row-height="false"/>
    </style:style>
    <style:style style:name="ro9" style:family="table-row">
      <style:table-row-properties style:row-height="157.49pt" fo:break-before="auto" style:use-optimal-row-height="false"/>
    </style:style>
    <style:style style:name="ro10" style:family="table-row">
      <style:table-row-properties style:row-height="167.24pt" fo:break-before="auto" style:use-optimal-row-height="false"/>
    </style:style>
    <style:style style:name="ro11" style:family="table-row">
      <style:table-row-properties style:row-height="201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Чек-лист">
      <style:table-properties table:display="true" style:writing-mode="lr-tb"/>
    </style:style>
    <style:style style:name="ta3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Failed&quot;" style:apply-style-name="ConditionalStyle_5f_2" style:base-cell-address="'Тест-кейсы'.H2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Тест-кейсы'.H3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iled&quot;" style:apply-style-name="ConditionalStyle_5f_2" style:base-cell-address="'Тест-кейсы'.H2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'.A1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Чек-лист'.A1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'.C7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C7"/>
    </style:style>
    <style:style style:name="ce2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ed&quot;" style:apply-style-name="ConditionalStyle_5f_1" style:base-cell-address="'Чек-лист'.C7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E11]))&gt;0)" style:apply-style-name="ConditionalStyle_5f_1" style:base-cell-address="'Чек-лист'.E11"/>
    </style:style>
    <style:style style:name="ce30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Баг-репорт'.A1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map style:condition="is-true-formula(LEN(TRIM([.A1]))&gt;0)" style:apply-style-name="ConditionalStyle_5f_1" style:base-cell-address="'Баг-репорт'.A1"/>
    </style:style>
    <style:style style:name="T1" style:family="text">
      <style:text-properties fo:color="#e06666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e066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00000a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1. Форма авторизации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>
            <text:p>Номер тест-кейса</text:p>
          </table:table-cell>
          <table:table-cell table:style-name="ce2" office:value-type="string" calcext:value-type="string">
            <text:p>Приоритет</text:p>
          </table:table-cell>
          <table:table-cell table:style-name="ce2" office:value-type="string" calcext:value-type="string">
            <text:p>Название/заголово тест-кейса</text:p>
          </table:table-cell>
          <table:table-cell table:style-name="ce2" office:value-type="string" calcext:value-type="string">
            <text:p>Тестовая среда</text:p>
          </table:table-cell>
          <table:table-cell table:style-name="ce2" office:value-type="string" calcext:value-type="string">
            <text:p>Предусловие</text:p>
          </table:table-cell>
          <table:table-cell table:style-name="ce2" office:value-type="string" calcext:value-type="string">
            <text:p>Шаги</text:p>
          </table:table-cell>
          <table:table-cell table:style-name="ce2" office:value-type="string" calcext:value-type="string">
            <text:p>Ожидаемый результат</text:p>
          </table:table-cell>
          <table:table-cell table:style-name="ce6" office:value-type="string" calcext:value-type="string">
            <text:p>Результат</text:p>
          </table:table-cell>
          <table:table-cell table:style-name="ce2" office:value-type="string" calcext:value-type="string">
            <text:p>Комментарий / Ссылки на скриншоты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зарегистрированный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pWyO0zZWO0YKdjO0dPk1Rb3lENI54HnO/view?usp=sharing" xlink:type="simple">https://drive.google.com/file/d/1pWyO0zZWO0YKdjO0dPk1Rb3lENI54HnO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адресу его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адрес электронной почты (эл. ящика)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KMf6QhP-5NJCfvgT_M5xSF6b1yj43Fa1/view?usp=sharing" xlink:type="simple">https://drive.google.com/file/d/1KMf6QhP-5NJCfvgT_M5xSF6b1yj43Fa1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его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логин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K6LClZc6DLnj2Wu6kpUihAeagUmpZs1N/view?usp=drive_link" xlink:type="simple">https://drive.google.com/file/d/1K6LClZc6DLnj2Wu6kpUihAeagUmpZs1N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4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номер лицевого счета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WiFj5fX-87gXVFzjZ9YEgjutI-gcIV97/view?usp=drive_link" xlink:type="simple">https://drive.google.com/file/d/1WiFj5fX-87gXVFzjZ9YEgjutI-gcIV97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5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незарегистрированный (невалидный)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_cTs41fl_aSixcTpbTU3zN5pzGWI4RfL/view?usp=drive_link" xlink:type="simple">https://drive.google.com/file/d/1_cTs41fl_aSixcTpbTU3zN5pzGWI4Rf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6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адресу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некорректный (невалидный) адрес электронного ящика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XTwtoe_TFyqh8fhshBrfLNGGy9OLeByF/view?usp=drive_link" xlink:type="simple">https://drive.google.com/file/d/1XTwtoe_TFyqh8fhshBrfLNGGy9OLeBy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7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зарегистрированному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произвольное количество буквенно-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PnKFvfi0fLIZzSSh1SvU3Cxox9qA_B-X/view?usp=drive_link" xlink:type="simple">https://drive.google.com/file/d/1PnKFvfi0fLIZzSSh1SvU3Cxox9qA_B-X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8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произвольное количество 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Проверьте, пожалуйста, номер лицевого счета", в доступе к личному кабинету пользователя отказано, негативный тест-кейс пройден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uWc4ZG5lZhOiR3LF8_onI490mX3ijQrf/view?usp=drive_link" xlink:type="simple">https://drive.google.com/file/d/1uWc4ZG5lZhOiR3LF8_onI490mX3ijQr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9" table:number-rows-spanned="1">
            <text:p>2. Платежная система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9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добавления банковской карты и осуществления тестового платежа (списание/возврат)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payments открыта в браузере.</text:p>
            <text:p>2. Пользователь зарегистрировался и авторизовался на сайте "Ростелеком", обладает действующей пластиковой картой банка-эмитента РФ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"Мои карты".</text:p>
            <text:p>3.  В центре экрана нажать на секцию "Добавить карту"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7" office:value-type="string" calcext:value-type="string">
            <text:p>Pass</text:p>
          </table:table-cell>
          <table:table-cell table:style-name="ce9" office:value-type="string" calcext:value-type="string">
            <text:p><text:a xlink:href="https://drive.google.com/file/d/1pWyO0zZWO0YKdjO0dPk1Rb3lENI54HnO/view?usp=sharing" xlink:type="simple">https://drive.google.com/file/d/1pWyO0zZWO0YKdjO0dPk1Rb3lENI54HnO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4" table:number-rows-repeated="966">
          <table:table-cell table:style-name="ce4" table:number-columns-repeated="7"/>
          <table:table-cell table:style-name="ce8"/>
          <table:table-cell table:style-name="ce4" table:number-columns-repeated="18"/>
          <table:table-cell table:number-columns-repeated="998"/>
        </table:table-row>
        <table:table-row table:style-name="ro5" table:number-rows-repeated="104759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Тест-кейсы'.H3:'Тест-кейсы'.H10 'Тест-кейсы'.H12:'Тест-кейсы'.H12">
            <calcext:condition calcext:apply-style-name="ConditionalStyle_1" calcext:value="=&quot;Pass&quot;" calcext:base-cell-address="'Тест-кейсы'.H3"/>
          </calcext:conditional-format>
          <calcext:conditional-format calcext:target-range-address="'Тест-кейсы'.H2:'Тест-кейсы'.H10 'Тест-кейсы'.H12:'Тест-кейсы'.H978">
            <calcext:condition calcext:apply-style-name="ConditionalStyle_2" calcext:value="=&quot;Failed&quot;" calcext:base-cell-address="'Тест-кейсы'.H2"/>
          </calcext:conditional-format>
        </calcext:conditional-formats>
      </table:table>
      <table:table table:name="Чек-лист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20" table:default-cell-style-name="Default"/>
        <table:table-row table:style-name="ro4">
          <table:table-cell table:style-name="ce10" office:value-type="string" calcext:value-type="string" table:number-columns-spanned="2" table:number-rows-spanned="1">
            <text:p>Функциональное тестирование сайта http://158.160.56.133/app/pets - "Дом питомца"</text:p>
          </table:table-cell>
          <table:covered-table-cell table:style-name="ce17"/>
          <table:table-cell table:style-name="ce12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1" office:value-type="string" calcext:value-type="string">
            <text:p>Чек-лист №1</text:p>
          </table:table-cell>
          <table:table-cell table:style-name="ce11"/>
          <table:table-cell table:style-name="ce12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1" office:value-type="string" calcext:value-type="string">
            <text:p>Исполнитель</text:p>
          </table:table-cell>
          <table:table-cell table:style-name="ce11" office:value-type="string" calcext:value-type="string">
            <text:p>Агафонов Е.А., QAP-114</text:p>
          </table:table-cell>
          <table:table-cell table:style-name="ce12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1" office:value-type="string" calcext:value-type="string">
            <text:p>Окружение</text:p>
          </table:table-cell>
          <table:table-cell table:style-name="ce11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12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2" table:number-columns-repeated="3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3" office:value-type="string" calcext:value-type="string">
            <text:p>Страница "О нас"</text:p>
          </table:table-cell>
          <table:table-cell table:style-name="ce13" office:value-type="string" calcext:value-type="string">
            <text:p>Проверка</text:p>
          </table:table-cell>
          <table:table-cell table:style-name="ce13" office:value-type="string" calcext:value-type="string">
            <text:p>Результат</text:p>
          </table:table-cell>
          <table:table-cell table:style-name="ce13" office:value-type="string" calcext:value-type="string">
            <text:p>Комментарий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Кнопка "О нас" в шапке сайте отображает краткую информацию о направлении деятельности сайта</text:p>
          </table:table-cell>
          <table:table-cell table:style-name="ce22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Иконка (кнопка) социальной сети "Instagram" в подвале (footer) сайта осуществляет переадресацию на аккаунт "Дом питомца" в <text:s/>"Instagram"</text:p>
          </table:table-cell>
          <table:table-cell table:style-name="ce22" office:value-type="string" calcext:value-type="string">
            <text:p>Failed</text:p>
          </table:table-cell>
          <table:table-cell table:style-name="ce26" office:value-type="string" calcext:value-type="string">
            <text:p>(см. Баг-репорты №: Дом питомца_БР 01, 02, 03)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Иконка (кнопка) социальной сети "Telegram" в подвале (footer) сайта осуществляет переадресацию на аккаунт "Дом питомца" в <text:s/>"Telegram"</text:p>
          </table:table-cell>
          <table:table-cell table:style-name="ce22" office:value-type="string" calcext:value-type="string">
            <text:p>Failed</text:p>
          </table:table-cell>
          <table:table-cell table:style-name="ce26" office:value-type="string" calcext:value-type="string">
            <text:p>(см. Баг-репорты №: Дом питомца_БР 01, 02, 03)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Поле "Найти питомца" на странице "О нас" осуществляет поиск питомца по сайту</text:p>
          </table:table-cell>
          <table:table-cell table:style-name="ce22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06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Кнопка "О нас" в шапке сайта содержит корректную информацию о видах животных, представленных на сайте</text:p>
          </table:table-cell>
          <table:table-cell table:style-name="ce22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07</text:p>
          </table:table-cell>
          <table:table-cell table:style-name="ce29"/>
          <table:table-cell table:style-name="ce12" table:number-columns-repeated="20"/>
          <table:table-cell table:number-columns-repeated="999"/>
        </table:table-row>
        <table:table-row table:style-name="ro4">
          <table:table-cell table:style-name="ce15" table:number-columns-spanned="4" table:number-rows-spanned="1"/>
          <table:covered-table-cell table:number-columns-repeated="2" table:style-name="ce19"/>
          <table:covered-table-cell table:style-name="ce27"/>
          <table:table-cell table:style-name="ce29"/>
          <table:table-cell table:style-name="ce12" table:number-columns-repeated="20"/>
          <table:table-cell table:number-columns-repeated="999"/>
        </table:table-row>
        <table:table-row table:style-name="ro4">
          <table:table-cell table:style-name="ce11" office:value-type="string" calcext:value-type="string">
            <text:p>Cтраница "Питомцы"</text:p>
          </table:table-cell>
          <table:table-cell table:style-name="ce11" office:value-type="string" calcext:value-type="string">
            <text:p>Проверка</text:p>
          </table:table-cell>
          <table:table-cell table:style-name="ce11" office:value-type="string" calcext:value-type="string">
            <text:p>Результат</text:p>
          </table:table-cell>
          <table:table-cell table:style-name="ce13" office:value-type="string" calcext:value-type="string">
            <text:p>Комментарий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При нажатии на фото в каждой карточке питомца отображается окно с его основными данными (вид, порода, пол и т.д.)</text:p>
          </table:table-cell>
          <table:table-cell table:style-name="ce23" office:value-type="string" calcext:value-type="string">
            <text:p>Passed</text:p>
          </table:table-cell>
          <table:table-cell table:style-name="ce26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20" office:value-type="string" calcext:value-type="string">
            <text:p>Список живтоных в поле "Вид животного" соответствует существующим видам животных</text:p>
          </table:table-cell>
          <table:table-cell table:style-name="ce23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08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0" office:value-type="string" calcext:value-type="string">
            <text:p>Список доступных гендеров питомцев в поле "Пол" не имеет задвоений (одинаковых значений)</text:p>
          </table:table-cell>
          <table:table-cell table:style-name="ce23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09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Поле "Возраст" не принимает отрицательных значений возраста питомца</text:p>
          </table:table-cell>
          <table:table-cell table:style-name="ce23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10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table:style-name="ce20" office:value-type="string" calcext:value-type="string">
            <text:p>Кнопка "Без дома" в карточке доступного питомца вызывает форму заявки "Приютить питомца?!"</text:p>
          </table:table-cell>
          <table:table-cell table:style-name="ce23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При нажатии кнопки "Да" в незаполненной (неполностью заполненной) форме заявки "Приютить питомца?!" поля ввода подсветятся красной рамкой с указанием ошибки</text:p>
          </table:table-cell>
          <table:table-cell table:style-name="ce23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2" calcext:value-type="float">
            <text:p>12</text:p>
          </table:table-cell>
          <table:table-cell table:style-name="ce20" office:value-type="string" calcext:value-type="string">
            <text:p>Поле "Введите имя" в форме заявки "Приютить питомца?!" не принимает числовых значений</text:p>
          </table:table-cell>
          <table:table-cell table:style-name="ce23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11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table:style-name="ce20" office:value-type="string" calcext:value-type="string">
            <text:p>Поле "Отчетство" в форме заявки "Приютить питомца?!" не принимает числовых значений</text:p>
          </table:table-cell>
          <table:table-cell table:style-name="ce23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12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Кнопка "Сбросить" в группе фильтров для поиска отображает на экране всех доступных к приюту питомцев</text:p>
          </table:table-cell>
          <table:table-cell table:style-name="ce23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5" calcext:value-type="float">
            <text:p>15</text:p>
          </table:table-cell>
          <table:table-cell table:style-name="ce20" office:value-type="string" calcext:value-type="string">
            <text:p>Фильтр "Возраст" в поле ввода "Сортировать по" сортирует карточки питомцев по возрасту в порядке возрастания</text:p>
          </table:table-cell>
          <table:table-cell table:style-name="ce23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Фильтр "Кличка" в поле ввода "Сортировать по" сортирует карточки по заглавной букве клички питомца в алфавитном порядке</text:p>
          </table:table-cell>
          <table:table-cell table:style-name="ce23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20" office:value-type="string" calcext:value-type="string">
            <text:p>Кнопка "Счастливчики" в верхнем углу экрана отображает карточки питомцев <text:s/>со статусом "Приютили", "Хотят забрать"</text:p>
          </table:table-cell>
          <table:table-cell table:style-name="ce23" office:value-type="string" calcext:value-type="string">
            <text:p>Failed</text:p>
          </table:table-cell>
          <table:table-cell table:style-name="ce26" office:value-type="string" calcext:value-type="string">
            <text:p>Баг репорт №: </text:p>
            <text:p>Дом питомца_БР-13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1" table:number-columns-spanned="4" table:number-rows-spanned="1"/>
          <table:covered-table-cell table:number-columns-repeated="2" table:style-name="ce21"/>
          <table:covered-table-cell table:style-name="ce28"/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1" office:value-type="string" calcext:value-type="string">
            <text:p>Cтраница "Конаткты"</text:p>
          </table:table-cell>
          <table:table-cell table:style-name="ce11" office:value-type="string" calcext:value-type="string">
            <text:p>Проверка</text:p>
          </table:table-cell>
          <table:table-cell table:style-name="ce11" office:value-type="string" calcext:value-type="string">
            <text:p>Результат</text:p>
          </table:table-cell>
          <table:table-cell table:style-name="ce13" office:value-type="string" calcext:value-type="string">
            <text:p>Комментарий</text:p>
          </table:table-cell>
          <table:table-cell table:style-name="ce12" table:number-columns-repeated="21"/>
          <table:table-cell table:number-columns-repeated="999"/>
        </table:table-row>
        <table:table-row table:style-name="ro4"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Кнопка "Конаткты" в шапке сайта отображает контактную информацию администрации сайта</text:p>
          </table:table-cell>
          <table:table-cell table:style-name="ce23" office:value-type="string" calcext:value-type="string">
            <text:p>Passed</text:p>
          </table:table-cell>
          <table:table-cell table:style-name="ce13"/>
          <table:table-cell table:style-name="ce12" table:number-columns-repeated="21"/>
          <table:table-cell table:number-columns-repeated="999"/>
        </table:table-row>
        <table:table-row table:style-name="ro4" table:number-rows-repeated="12">
          <table:table-cell table:style-name="ce12" table:number-columns-repeated="2"/>
          <table:table-cell table:style-name="ce24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4" table:number-rows-repeated="904">
          <table:table-cell table:style-name="ce12" table:number-columns-repeated="3"/>
          <table:table-cell table:style-name="ce25"/>
          <table:table-cell table:style-name="ce12" table:number-columns-repeated="21"/>
          <table:table-cell table:number-columns-repeated="999"/>
        </table:table-row>
        <table:table-row table:style-name="ro5" table:number-rows-repeated="104763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Чек-лист'.A1:'Чек-лист'.B1">
            <calcext:condition calcext:apply-style-name="ConditionalStyle_1" calcext:value="formula-is(LEN(TRIM([.A1]))&gt;0)" calcext:base-cell-address="'Чек-лист'.A1"/>
          </calcext:conditional-format>
          <calcext:conditional-format calcext:target-range-address="'Чек-лист'.C7:'Чек-лист'.C11 'Чек-лист'.C14:'Чек-лист'.C25 'Чек-лист'.C28:'Чек-лист'.C40">
            <calcext:condition calcext:apply-style-name="ConditionalStyle_1" calcext:value="=&quot;Passed&quot;" calcext:base-cell-address="'Чек-лист'.C7"/>
          </calcext:conditional-format>
          <calcext:conditional-format calcext:target-range-address="'Чек-лист'.E11:'Чек-лист'.E12">
            <calcext:condition calcext:apply-style-name="ConditionalStyle_1" calcext:value="formula-is(LEN(TRIM([.E11]))&gt;0)" calcext:base-cell-address="'Чек-лист'.E11"/>
          </calcext:conditional-format>
          <calcext:conditional-format calcext:target-range-address="'Чек-лист'.C7:'Чек-лист'.C11 'Чек-лист'.C14:'Чек-лист'.C25 'Чек-лист'.C28:'Чек-лист'.C40">
            <calcext:condition calcext:apply-style-name="ConditionalStyle_3" calcext:value="=&quot;Failed&quot;" calcext:base-cell-address="'Чек-лист'.C7"/>
          </calcext:conditional-format>
        </calcext:conditional-formats>
      </table:table>
      <table:table table:name="Баг-репорт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6" table:default-cell-style-name="Default"/>
        <table:table-row table:style-name="ro6">
          <table:table-cell table:style-name="ce30" office:value-type="string" calcext:value-type="string">
            <text:p>Номер</text:p>
          </table:table-cell>
          <table:table-cell table:style-name="ce30" office:value-type="string" calcext:value-type="string">
            <text:p>Название</text:p>
          </table:table-cell>
          <table:table-cell table:style-name="ce30" office:value-type="string" calcext:value-type="string">
            <text:p>Окружение</text:p>
          </table:table-cell>
          <table:table-cell table:style-name="ce30" office:value-type="string" calcext:value-type="string">
            <text:p>Приоритет</text:p>
          </table:table-cell>
          <table:table-cell table:style-name="ce30" office:value-type="string" calcext:value-type="string">
            <text:p>Предусловия</text:p>
          </table:table-cell>
          <table:table-cell table:style-name="ce30" office:value-type="string" calcext:value-type="string">
            <text:p>Шаги</text:p>
          </table:table-cell>
          <table:table-cell table:style-name="ce30" office:value-type="string" calcext:value-type="string">
            <text:p>Результат</text:p>
          </table:table-cell>
          <table:table-cell table:style-name="ce30" office:value-type="string" calcext:value-type="string">
            <text:p>Комментарий</text:p>
          </table:table-cell>
          <table:table-cell table:style-name="ce38" table:number-columns-repeated="18"/>
          <table:table-cell table:number-columns-repeated="998"/>
        </table:table-row>
        <table:table-row table:style-name="ro7">
          <table:table-cell table:style-name="ce31" office:value-type="string" calcext:value-type="string">
            <text:p>Дом питомца_БР-01</text:p>
          </table:table-cell>
          <table:table-cell table:style-name="ce33" office:value-type="string" calcext:value-type="string">
            <text:p>Иконки социальных сетей в footer ("подвале") страницы "О нас" не работают</text:p>
          </table:table-cell>
          <table:table-cell table:style-name="ce3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4" office:value-type="string" calcext:value-type="string">
            <text:p>Normal</text:p>
          </table:table-cell>
          <table:table-cell table:style-name="ce33" office:value-type="string" calcext:value-type="string">
            <text:p>1. Страница по адресу http://158.160.56.133/app/pets открыта в браузере</text:p>
          </table:table-cell>
          <table:table-cell table:style-name="ce33" office:value-type="string" calcext:value-type="string">
            <text:p>1. Нажать на иконку любой социальной сети в правом нижнем углу экрана</text:p>
          </table:table-cell>
          <table:table-cell table:style-name="ce33" office:value-type="string" calcext:value-type="string">
            <text:p><text:span text:style-name="T1">Полученный результат: </text:span></text:p>
            <text:p><text:span text:style-name="T2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2"/></text:p>
            <text:p><text:span text:style-name="T3">Ожидаемый результат: </text:span></text:p>
            <text:p><text:span text:style-name="T2">Происходит переадресация по ссылке на аккаунт "Дом питомца" в соответствующей социальной сети</text:span></text:p>
            <text:p><text:span text:style-name="T2"/></text:p>
          </table:table-cell>
          <table:table-cell table:style-name="ce36" office:value-type="string" calcext:value-type="string">
            <text:p><text:a xlink:href="https://drive.google.com/file/d/1jgfPDqtMrnRS5QhWjxWrqJ2EHRbdHuCD/view?usp=sharing" xlink:type="simple">
https://drive.google.com/file/d/1jgfPDqtMrnRS5QhWjxWrqJ2EHRbdHuCD/view?usp=sharing</text:a></text:p>
          </table:table-cell>
          <table:table-cell table:number-columns-repeated="1016"/>
        </table:table-row>
        <table:table-row table:style-name="ro7">
          <table:table-cell table:style-name="ce31" office:value-type="string" calcext:value-type="string">
            <text:p>Дом питомца_БР-02</text:p>
          </table:table-cell>
          <table:table-cell table:style-name="ce33" office:value-type="string" calcext:value-type="string">
            <text:p>Иконки социальных сетей в footer ("подвале") страницы "Питомцы" не работают</text:p>
          </table:table-cell>
          <table:table-cell table:style-name="ce3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4" office:value-type="string" calcext:value-type="string">
            <text:p>Normal</text:p>
          </table:table-cell>
          <table:table-cell table:style-name="ce33" office:value-type="string" calcext:value-type="string">
            <text:p>1. Страница по адресу http://158.160.56.133/app/pets открыта в браузере</text:p>
          </table:table-cell>
          <table:table-cell table:style-name="ce33" office:value-type="string" calcext:value-type="string">
            <text:p>1. Нажать на иконку любой социальной сети в правом нижнем углу экрана</text:p>
          </table:table-cell>
          <table:table-cell table:style-name="ce33" office:value-type="string" calcext:value-type="string">
            <text:p><text:span text:style-name="T1">Полученный результат: </text:span></text:p>
            <text:p><text:span text:style-name="T2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2"/></text:p>
            <text:p><text:span text:style-name="T3">Ожидаемый результат: </text:span></text:p>
            <text:p><text:span text:style-name="T2">Происходит переадресация по ссылке на аккаунт "Дом питомца" в соответствующей социальной сети</text:span></text:p>
            <text:p><text:span text:style-name="T2"/></text:p>
          </table:table-cell>
          <table:table-cell table:style-name="ce37" office:value-type="string" calcext:value-type="string">
            <text:p><text:a xlink:href="https://drive.google.com/file/d/1Zd3ebglbimar2T7_-sno81tZXw9ZrRS7/view?usp=sharing" xlink:type="simple">
https://drive.google.com/file/d/1Zd3ebglbimar2T7_-sno81tZXw9ZrRS7/view?usp=sharing</text:a></text:p>
          </table:table-cell>
          <table:table-cell table:number-columns-repeated="1016"/>
        </table:table-row>
        <table:table-row table:style-name="ro7">
          <table:table-cell table:style-name="ce31" office:value-type="string" calcext:value-type="string">
            <text:p>Дом питомца_БР-03</text:p>
          </table:table-cell>
          <table:table-cell table:style-name="ce33" office:value-type="string" calcext:value-type="string">
            <text:p>Иконки социальных сетей в footer ("подвале") страницы "Контакты" не работают</text:p>
          </table:table-cell>
          <table:table-cell table:style-name="ce3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4" office:value-type="string" calcext:value-type="string">
            <text:p>Normal</text:p>
          </table:table-cell>
          <table:table-cell table:style-name="ce33" office:value-type="string" calcext:value-type="string">
            <text:p>1. Страница по адресу http://158.160.56.133/app/pets открыта в браузере</text:p>
          </table:table-cell>
          <table:table-cell table:style-name="ce33" office:value-type="string" calcext:value-type="string">
            <text:p>1. Нажать на иконку любой социальной сети в правом нижнем углу экрана.</text:p>
          </table:table-cell>
          <table:table-cell table:style-name="ce33" office:value-type="string" calcext:value-type="string">
            <text:p><text:span text:style-name="T1">Полученный результат: </text:span></text:p>
            <text:p><text:span text:style-name="T2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2"/></text:p>
            <text:p><text:span text:style-name="T3">Ожидаемый результат: </text:span></text:p>
            <text:p><text:span text:style-name="T2">Происходит переадресация по ссылке на аккаунт "Дом питомца" в соответствующей социальной сети</text:span></text:p>
            <text:p><text:span text:style-name="T2"/></text:p>
          </table:table-cell>
          <table:table-cell table:style-name="ce37" office:value-type="string" calcext:value-type="string">
            <text:p><text:a xlink:href="https://drive.google.com/file/d/1dkogQRMrlMUxjXRftcf_lS5AAKGzf7Kd/view?usp=sharing" xlink:type="simple">
https://drive.google.com/file/d/1dkogQRMrlMUxjXRftcf_lS5AAKGzf7Kd/view?usp=sharing</text:a></text:p>
          </table:table-cell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4</text:p>
          </table:table-cell>
          <table:table-cell table:style-name="ce3" office:value-type="string" calcext:value-type="string">
            <text:p>Поле "Найти питомца" на странице "О нас" не осуществляет поиск питомца по сайту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about открыта в браузере</text:p>
          </table:table-cell>
          <table:table-cell table:style-name="ce3" office:value-type="string" calcext:value-type="string">
            <text:p>1.Нажать курсором мыши в поле "Найти питомца" в правом верхнем углу экрана;</text:p>
            <text:p>2. Ввести кличку питомца - "Мухтар";</text:p>
            <text:p>3. После ввода клички на клавиатуре нажать клавишу "Enter".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Информация о результатах поиска отсуствует, карточка питомца с указанной кличкой отсутвует, сервисные сообщения о результатах поиска отствутют, экран пуст.</text:span></text:p>
            <text:p><text:span text:style-name="T5"/></text:p>
            <text:p><text:span text:style-name="T6">Ожидаемый результат:</text:span></text:p>
            <text:p><text:span text:style-name="T5">На экране отображается карточка питомца с кличкой "Мухтар" / либо сервисное сообщение об отсутствии питомцев с указанной кличкой</text:span></text:p>
            <text:p><text:span text:style-name="T6"/></text:p>
            <text:p><text:span text:style-name="T6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4</text:p>
          </table:table-cell>
          <table:table-cell table:style-name="ce26" office:value-type="string" calcext:value-type="string">
            <text:p>Кнопка "О нас" в шапке сайта содержит некорректную информацию о видах животных, представленных на сайте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Normal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 Нажать на кнопку "О нас" в левом верхнем углу экрана.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В тексте указано, что в приюте живут только собаки. Фактически в приюте  проживают и коты, и попугаи, а также возможно проживание рептилий - крокодилов :-).</text:span></text:p>
            <text:p><text:span text:style-name="T5"/></text:p>
            <text:p><text:span text:style-name="T6">Ожидаемый результат:</text:span></text:p>
            <text:p><text:span text:style-name="T5">На экране отображается достоверная информация о различных видах питомцев, представленных в приюте.</text:span></text:p>
            <text:p><text:span text:style-name="T6"/></text:p>
            <text:p><text:span text:style-name="T6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5</text:p>
          </table:table-cell>
          <table:table-cell table:style-name="ce26" office:value-type="string" calcext:value-type="string">
            <text:p>Список живтоных в поле "Вид животного" не соответствует существующим видам животных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Нажать курсором в поле "Вид животного" в левом верхнем углу экрана;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В выпадающем списке видов животных содержится недостоверная информация (Пример: указан вид животного - "герой").</text:span></text:p>
            <text:p><text:span text:style-name="T5"/></text:p>
            <text:p><text:span text:style-name="T7">Ожидаемый результат:</text:span></text:p>
            <text:p><text:span text:style-name="T5">В выпадающем списке представлены виды животных, соответствующие действительности.</text:span></text:p>
            <text:p><text:span text:style-name="T5"/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6</text:p>
          </table:table-cell>
          <table:table-cell table:style-name="ce26" office:value-type="string" calcext:value-type="string">
            <text:p>Список доступных гендеров питомцев в поле "Пол" имеет одинаковые (однотипные) и/или некорректные значения.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Нажать курсором в поле "Пол" (верхняя центральная часть экрана);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В выпадающем списке гендеров животных содержится однотипная, некорректная информация (Пример: указаны фильтры "кабель", "мальчик", "не указан").</text:span></text:p>
            <text:p><text:span text:style-name="T5"/></text:p>
            <text:p><text:span text:style-name="T6">Ожидаемый результат:</text:span></text:p>
            <text:p><text:span text:style-name="T5">В выпадающем списке гендеров животных содержатся два фильтра - м.р. - "самец", ж.р. - "самка".</text:span></text:p>
            <text:p><text:span text:style-name="T5"/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8">
          <table:table-cell table:style-name="ce32" office:value-type="string" calcext:value-type="string">
            <text:p>Дом питомца_БР-07</text:p>
          </table:table-cell>
          <table:table-cell table:style-name="ce26" office:value-type="string" calcext:value-type="string">
            <text:p>Поле "Возраст" принимает отрицательные значения возраста питомцев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Нажать курсором в поле "Пол" (верхняя центральная часть экрана);</text:p>
            <text:p>2. Ввести любое отрицательное числовое значение, например  "-1";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Поле "Возраст" принимает отрицательные числовое значения как при ручном наборе, так и с помощью  кнопочных указателей.</text:span></text:p>
            <text:p><text:span text:style-name="T5"/></text:p>
            <text:p><text:span text:style-name="T6">Ожидаемый результат:</text:span></text:p>
            <text:p><text:span text:style-name="T5">Поле "Возраст" принимает только положительные числовые значения.</text:span></text:p>
            <text:p><text:span text:style-name="T5"/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9">
          <table:table-cell table:style-name="ce32" office:value-type="string" calcext:value-type="string">
            <text:p>Дом питомца_БР-08</text:p>
          </table:table-cell>
          <table:table-cell table:style-name="ce26" office:value-type="string" calcext:value-type="string">
            <text:p>Поле "Введите имя" в форме заявки "Приютить питомца?!" принимает числовые значения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 Нажать на изображение питомца  в любой карточке;</text:p>
            <text:p>2. В открывшейся карточке питомца нажать  на кнопку "Приютить";</text:p>
            <text:p>3. В открывшейся заявке в поле "Введите имя" ввести произвольную комбинацию чисел;</text:p>
            <text:p>4. Нажать кнопку "Да".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Поле "Введите имя" принимает числовое значение, появляется отметка ("зеленая галка") о принятии введенного значения в БД.</text:span></text:p>
            <text:p><text:span text:style-name="T6"/></text:p>
            <text:p><text:span text:style-name="T6">Ожидаемый результат:</text:span></text:p>
            <text:p><text:span text:style-name="T5">Поле "Введите имя" не принимает числовое значение, появляется отметка ("красный восклицательный знак") - значение не является валидным, выводится сервисное уведомление о характере ошибки ввода.</text:span></text:p>
            <text:p><text:span text:style-name="T5"/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10">
          <table:table-cell table:style-name="ce32" office:value-type="string" calcext:value-type="string">
            <text:p>Дом питомца_БР-09</text:p>
          </table:table-cell>
          <table:table-cell table:style-name="ce26" office:value-type="string" calcext:value-type="string">
            <text:p>Поле "Введите отчество" в форме заявки "Приютить питомца?!" принимает числовые значения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 Нажать на изображение питомца  в любой карточке;</text:p>
            <text:p>2. В открывшейся карточке питомца нажать  на кнопку "Приютить";</text:p>
            <text:p>3. В открывшейся заявке в поле "Введите отчество" ввести произвольную комбинацию чисел;</text:p>
            <text:p>4. Нажать кнопку "Да".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Поле "Введите отчество" принимает числовые значения, появляется отметка ("зеленая галка") о принятии введенного значения в БД.</text:span></text:p>
            <text:p><text:span text:style-name="T6"/></text:p>
            <text:p><text:span text:style-name="T6">Ожидаемый результат:</text:span></text:p>
            <text:p><text:span text:style-name="T5">Поле "Введите отчество" не принимает числовое значение, появляется отметка ("красный восклицательный знак")  - значение не является валидным, выводится сервисное уведомление о характере ошибки ввода.</text:span></text:p>
            <text:p><text:span text:style-name="T5"/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10">
          <table:table-cell table:style-name="ce32" office:value-type="string" calcext:value-type="string">
            <text:p>Дом питомца_БР-10</text:p>
          </table:table-cell>
          <table:table-cell table:style-name="ce26" office:value-type="string" calcext:value-type="string">
            <text:p>Кнопка "Счастливчики" в верхнем углу экрана не отображает карточки питомцев <text:s/>со статусом "Приютили", "Хотят забрать"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Normal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Нажать кнопку "Счастливчики" (верхняя левая часть экрана);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Кнопка "Счастливчики" не формирует список карточек питомцев со статусом "Хотят забрать" и/или "Приютили". Выводится сообщение - "Приют пуст". На момент тестирования в приюте имеется питомец со статусом "Хотят забрать".</text:span></text:p>
            <text:p><text:span text:style-name="T5"/></text:p>
            <text:p><text:span text:style-name="T6">Ожидаемый результат:</text:span></text:p>
            <text:p><text:span text:style-name="T5">Кнопка "Счастливчики" формирует список карточек питомцев со статусом "Хотят забрать" и/или "Приютили".</text:span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11">
          <table:table-cell table:style-name="ce32" office:value-type="string" calcext:value-type="string">
            <text:p>Дом питомца_БР-11</text:p>
          </table:table-cell>
          <table:table-cell table:style-name="ce26" office:value-type="string" calcext:value-type="string">
            <text:p>Кнопка "Питомцы без дома" на странице "Питомцы" не отображает карточки ВСЕХ питомцев <text:s/>со статусом "Без дома"</text:p>
          </table:table-cell>
          <table:table-cell table:style-name="ce3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35" office:value-type="string" calcext:value-type="string">
            <text:p>High</text:p>
          </table:table-cell>
          <table:table-cell table:style-name="ce3" office:value-type="string" calcext:value-type="string">
            <text:p>1. Страница по адресу http://158.160.56.133/app/pets открыта в браузере</text:p>
          </table:table-cell>
          <table:table-cell table:style-name="ce3" office:value-type="string" calcext:value-type="string">
            <text:p>1.Нажать кнопку "Питомцы без дома" (верхняя левая часть экрана);</text:p>
          </table:table-cell>
          <table:table-cell table:style-name="ce3" office:value-type="string" calcext:value-type="string">
            <text:p><text:span text:style-name="T4">Полученный результат: </text:span></text:p>
            <text:p><text:span text:style-name="T5">Кнопка "Питомцы без дома" не формирует полный список карточек питомцев со статусом "Без дома". На момент тестирования в приюте ТРОЕ питомцев со статусом "Без дома". Кнопка выводит список только из ДВУХ карточек с указанным статусом.</text:span></text:p>
            <text:p><text:span text:style-name="T5"/></text:p>
            <text:p><text:span text:style-name="T6">Ожидаемый результат:</text:span></text:p>
            <text:p><text:span text:style-name="T5">Кнопка "Питомцы без дома" формирует полный список карточек питомцев со статусом "Без дома". Количество питомцев в приюте со статусом "Без дома" РАВНО количеству карточек питомцев, формируемых кнопкой "Питомцы без дома".</text:span></text:p>
            <text:p><text:span text:style-name="T5"> </text:span></text:p>
            <text:p><text:span text:style-name="T5"/></text:p>
            <text:p><text:span text:style-name="T5"/></text:p>
          </table:table-cell>
          <table:table-cell table:style-name="ce37"/>
          <table:table-cell table:number-columns-repeated="1016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Баг-репорт'.A1:'Баг-репорт'.Z1">
            <calcext:condition calcext:apply-style-name="ConditionalStyle_1" calcext:value="formula-is(LEN(TRIM([.A1]))&gt;0)" calcext:base-cell-address="'Баг-репорт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ек-лист" style:display-name="PageStyle_Чек-лист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9" meta:object-count="0"/>
    <meta:generator>LibreOfficeDev/6.0.5.2$Linux_X86_64 LibreOffice_project/</meta:generator>
  </office:meta>
</office:document-meta>
</file>